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0.5cm" loext:decorative="false"/>
    </style:style>
    <style:style style:name="P1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08:57:23.583000000</meta:creation-date>
    <dc:date>2024-03-24T09:02:49.974000000</dc:date>
    <meta:editing-duration>PT5M28S</meta:editing-duration>
    <meta:editing-cycles>1</meta:editing-cycles>
    <meta:document-statistic meta:object-count="10"/>
    <meta:generator>LibreOffice/7.6.4.1$Windows_X86_64 LibreOffice_project/e19e193f88cd6c0525a17fb7a176ed8e6a3e2aa1</meta:generator>
  </office:meta>
</office:document-meta>
</file>